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AM C#</text:p>
          </table:table-cell>
          <table:table-cell office:value-type="string" calcext:value-type="string">
            <text:p>RAM C</text:p>
          </table:table-cell>
          <table:table-cell office:value-type="string" calcext:value-type="string">
            <text:p>RAM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31872" calcext:value-type="float">
            <text:p>17231872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31872" calcext:value-type="float">
            <text:p>17231872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31872" calcext:value-type="float">
            <text:p>17231872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231872" calcext:value-type="float">
            <text:p>17231872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231872" calcext:value-type="float">
            <text:p>17231872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297408" calcext:value-type="float">
            <text:p>17297408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297408" calcext:value-type="float">
            <text:p>17297408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97408" calcext:value-type="float">
            <text:p>17297408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297408" calcext:value-type="float">
            <text:p>17297408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297408" calcext:value-type="float">
            <text:p>17297408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297408" calcext:value-type="float">
            <text:p>17297408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97408" calcext:value-type="float">
            <text:p>17297408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297408" calcext:value-type="float">
            <text:p>17297408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362944" calcext:value-type="float">
            <text:p>17362944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362944" calcext:value-type="float">
            <text:p>17362944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362944" calcext:value-type="float">
            <text:p>17362944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362944" calcext:value-type="float">
            <text:p>17362944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362944" calcext:value-type="float">
            <text:p>17362944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362944" calcext:value-type="float">
            <text:p>17362944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362944" calcext:value-type="float">
            <text:p>17362944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428480" calcext:value-type="float">
            <text:p>17428480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428480" calcext:value-type="float">
            <text:p>17428480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428480" calcext:value-type="float">
            <text:p>17428480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428480" calcext:value-type="float">
            <text:p>17428480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428480" calcext:value-type="float">
            <text:p>17428480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428480" calcext:value-type="float">
            <text:p>17428480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428480" calcext:value-type="float">
            <text:p>17428480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428480" calcext:value-type="float">
            <text:p>17428480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428480" calcext:value-type="float">
            <text:p>17428480</text:p>
          </table:table-cell>
          <table:table-cell office:value-type="float" office:value="1630208" calcext:value-type="float">
            <text:p>1630208</text:p>
          </table:table-cell>
          <table:table-cell office:value-type="float" office:value="6459392" calcext:value-type="float">
            <text:p>64593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555456" calcext:value-type="float">
            <text:p>1755545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555456" calcext:value-type="float">
            <text:p>1755545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555456" calcext:value-type="float">
            <text:p>1755545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555456" calcext:value-type="float">
            <text:p>1755545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555456" calcext:value-type="float">
            <text:p>1755545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555456" calcext:value-type="float">
            <text:p>1755545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555456" calcext:value-type="float">
            <text:p>1755545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620992" calcext:value-type="float">
            <text:p>1762099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20992" calcext:value-type="float">
            <text:p>1762099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620992" calcext:value-type="float">
            <text:p>1762099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620992" calcext:value-type="float">
            <text:p>1762099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620992" calcext:value-type="float">
            <text:p>1762099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620992" calcext:value-type="float">
            <text:p>1762099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620992" calcext:value-type="float">
            <text:p>1762099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686528" calcext:value-type="float">
            <text:p>1768652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686528" calcext:value-type="float">
            <text:p>1768652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686528" calcext:value-type="float">
            <text:p>1768652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686528" calcext:value-type="float">
            <text:p>1768652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686528" calcext:value-type="float">
            <text:p>1768652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686528" calcext:value-type="float">
            <text:p>1768652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686528" calcext:value-type="float">
            <text:p>1768652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686528" calcext:value-type="float">
            <text:p>1768652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752064" calcext:value-type="float">
            <text:p>1775206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752064" calcext:value-type="float">
            <text:p>1775206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752064" calcext:value-type="float">
            <text:p>1775206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752064" calcext:value-type="float">
            <text:p>1775206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752064" calcext:value-type="float">
            <text:p>1775206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752064" calcext:value-type="float">
            <text:p>1775206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752064" calcext:value-type="float">
            <text:p>1775206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752064" calcext:value-type="float">
            <text:p>1775206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43008" calcext:value-type="float">
            <text:p>64430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727488" calcext:value-type="float">
            <text:p>1772748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727488" calcext:value-type="float">
            <text:p>1772748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727488" calcext:value-type="float">
            <text:p>1772748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727488" calcext:value-type="float">
            <text:p>1772748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727488" calcext:value-type="float">
            <text:p>1772748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727488" calcext:value-type="float">
            <text:p>1772748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793024" calcext:value-type="float">
            <text:p>1779302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793024" calcext:value-type="float">
            <text:p>1779302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793024" calcext:value-type="float">
            <text:p>1779302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793024" calcext:value-type="float">
            <text:p>1779302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793024" calcext:value-type="float">
            <text:p>1779302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793024" calcext:value-type="float">
            <text:p>1779302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793024" calcext:value-type="float">
            <text:p>1779302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793024" calcext:value-type="float">
            <text:p>1779302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858560" calcext:value-type="float">
            <text:p>1785856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858560" calcext:value-type="float">
            <text:p>1785856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858560" calcext:value-type="float">
            <text:p>1785856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858560" calcext:value-type="float">
            <text:p>1785856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858560" calcext:value-type="float">
            <text:p>1785856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858560" calcext:value-type="float">
            <text:p>1785856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858560" calcext:value-type="float">
            <text:p>1785856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858560" calcext:value-type="float">
            <text:p>1785856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924096" calcext:value-type="float">
            <text:p>1792409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924096" calcext:value-type="float">
            <text:p>1792409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924096" calcext:value-type="float">
            <text:p>1792409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924096" calcext:value-type="float">
            <text:p>1792409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924096" calcext:value-type="float">
            <text:p>1792409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924096" calcext:value-type="float">
            <text:p>1792409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924096" calcext:value-type="float">
            <text:p>1792409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989632" calcext:value-type="float">
            <text:p>1798963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989632" calcext:value-type="float">
            <text:p>1798963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989632" calcext:value-type="float">
            <text:p>1798963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989632" calcext:value-type="float">
            <text:p>1798963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989632" calcext:value-type="float">
            <text:p>1798963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989632" calcext:value-type="float">
            <text:p>1798963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989632" calcext:value-type="float">
            <text:p>1798963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055168" calcext:value-type="float">
            <text:p>1805516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055168" calcext:value-type="float">
            <text:p>1805516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055168" calcext:value-type="float">
            <text:p>1805516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055168" calcext:value-type="float">
            <text:p>1805516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55168" calcext:value-type="float">
            <text:p>1805516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055168" calcext:value-type="float">
            <text:p>1805516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055168" calcext:value-type="float">
            <text:p>1805516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120704" calcext:value-type="float">
            <text:p>1812070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120704" calcext:value-type="float">
            <text:p>1812070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120704" calcext:value-type="float">
            <text:p>1812070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120704" calcext:value-type="float">
            <text:p>1812070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120704" calcext:value-type="float">
            <text:p>1812070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120704" calcext:value-type="float">
            <text:p>1812070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120704" calcext:value-type="float">
            <text:p>1812070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120704" calcext:value-type="float">
            <text:p>1812070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186240" calcext:value-type="float">
            <text:p>1818624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186240" calcext:value-type="float">
            <text:p>1818624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186240" calcext:value-type="float">
            <text:p>1818624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186240" calcext:value-type="float">
            <text:p>1818624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186240" calcext:value-type="float">
            <text:p>1818624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186240" calcext:value-type="float">
            <text:p>1818624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186240" calcext:value-type="float">
            <text:p>1818624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186240" calcext:value-type="float">
            <text:p>1818624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251776" calcext:value-type="float">
            <text:p>1825177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251776" calcext:value-type="float">
            <text:p>1825177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361088" calcext:value-type="float">
            <text:p>636108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17741653.3333333" calcext:value-type="float">
            <text:p>17741653,3333333</text:p>
          </table:table-cell>
          <table:table-cell table:formula="of:=SUM([.C2:.C121])/120" office:value-type="float" office:value="1608465.06666667" calcext:value-type="float">
            <text:p>1608465,06666667</text:p>
          </table:table-cell>
          <table:table-cell table:formula="of:=SUM([.D2:.D121])/120" office:value-type="float" office:value="6405324.8" calcext:value-type="float">
            <text:p>6405324,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18251776" calcext:value-type="float">
            <text:p>18251776</text:p>
          </table:table-cell>
          <table:table-cell table:formula="of:=MAX([.C2:.C121])" office:value-type="float" office:value="1630208" calcext:value-type="float">
            <text:p>1630208</text:p>
          </table:table-cell>
          <table:table-cell table:formula="of:=MAX([.D2:.D121])" office:value-type="float" office:value="6459392" calcext:value-type="float">
            <text:p>64593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17231872" calcext:value-type="float">
            <text:p>17231872</text:p>
          </table:table-cell>
          <table:table-cell table:formula="of:=MIN([.C2:.C121])" office:value-type="float" office:value="1601536" calcext:value-type="float">
            <text:p>1601536</text:p>
          </table:table-cell>
          <table:table-cell table:formula="of:=MIN([.D2:.D121])" office:value-type="float" office:value="6361088" calcext:value-type="float">
            <text:p>63610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9:02:49.42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8-06-18T19:03:01.331000000</dc:date>
    <meta:editing-duration>PT28M15S</meta:editing-duration>
    <meta:editing-cycles>10</meta:editing-cycles>
    <meta:document-statistic meta:table-count="1" meta:cell-count="495" meta:object-count="0"/>
  </office:meta>
</office:document-meta>
</file>